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08000004B00C4367DBB8F076A2.png" manifest:media-type="image/png"/>
  <manifest:file-entry manifest:full-path="Pictures/1000000100001770000017707003F891D18770A7.png" manifest:media-type="image/png"/>
  <manifest:file-entry manifest:full-path="Pictures/100000010000096000000960E23DD9643ED24EC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16.712cm, 0cm, 16.706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8.75cm" svg:height="8.75cm" svg:x="1.3cm" svg:y="0.2cm">
          <draw:image xlink:href="Pictures/100000010000096000000960E23DD9643ED24EC4.png" xlink:type="simple" xlink:show="embed" xlink:actuate="onLoad" draw:mime-type="image/png">
            <text:p/>
          </draw:image>
        </draw:frame>
        <draw:frame draw:style-name="gr2" draw:text-style-name="P1" draw:layer="layout" svg:width="5.339cm" svg:height="15.607cm" svg:x="10.961cm" svg:y="-0.007cm">
          <draw:image xlink:href="Pictures/1000000100001770000017707003F891D18770A7.png" xlink:type="simple" xlink:show="embed" xlink:actuate="onLoad" draw:mime-type="image/png">
            <text:p/>
          </draw:image>
        </draw:frame>
        <draw:frame draw:style-name="gr1" draw:text-style-name="P1" draw:layer="layout" svg:width="10.257cm" svg:height="6.838cm" svg:x="0.116cm" svg:y="8.95cm">
          <draw:image xlink:href="Pictures/1000000100000708000004B00C4367DBB8F076A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09T18:16:18.209685735</meta:creation-date>
    <dc:date>2024-04-09T20:06:25.421408760</dc:date>
    <meta:editing-duration>PT1H50M8S</meta:editing-duration>
    <meta:editing-cycles>2</meta:editing-cycles>
    <meta:generator>LibreOffice/7.3.7.2$Linux_X86_64 LibreOffice_project/30$Build-2</meta:generator>
    <meta:document-statistic meta:object-count="3"/>
  </office:meta>
</office:document-meta>
</file>